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7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Arial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5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59" style:family="paragraph" style:parent-style-name="Standard">
      <style:text-properties officeooo:paragraph-rsid="0026b67e"/>
    </style:style>
    <style:style style:name="P60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1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3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6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8" style:family="paragraph" style:parent-style-name="Footnote">
      <style:text-properties style:font-name="Arial" fo:font-size="9pt" style:font-size-asian="9pt" style:font-size-complex="9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bbff1"/>
    </style:style>
    <style:style style:name="T9" style:family="text">
      <style:text-properties officeooo:rsid="0064bb4a"/>
    </style:style>
    <style:style style:name="T10" style:family="text">
      <style:text-properties officeooo:rsid="0065e63f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6a5a" fo:background-color="transparent" loext:char-shading-value="0"/>
    </style:style>
    <style:style style:name="T14" style:family="text">
      <style:text-properties officeooo:rsid="0011c909" fo:background-color="transparent" loext:char-shading-value="0"/>
    </style:style>
    <style:style style:name="T15" style:family="text">
      <style:text-properties officeooo:rsid="001d2f95" fo:background-color="transparent" loext:char-shading-value="0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4b8b43"/>
    </style:style>
    <style:style style:name="T27" style:family="text">
      <style:text-properties officeooo:rsid="00b8393c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6f529"/>
    </style:style>
    <style:style style:name="T30" style:family="text">
      <style:text-properties fo:font-weight="bold" fo:background-color="transparent" loext:char-shading-value="0" style:font-weight-asian="bold" style:font-weight-complex="bold"/>
    </style:style>
    <style:style style:name="T31" style:family="text">
      <style:text-properties fo:font-weight="bold" officeooo:rsid="0021b56a" fo:background-color="transparent" loext:char-shading-value="0" style:font-weight-asian="bold" style:font-weight-complex="bold"/>
    </style:style>
    <style:style style:name="T32" style:family="text">
      <style:text-properties officeooo:rsid="004c7625"/>
    </style:style>
    <style:style style:name="T33" style:family="text">
      <style:text-properties officeooo:rsid="0064d1a6"/>
    </style:style>
    <style:style style:name="T34" style:family="text">
      <style:text-properties officeooo:rsid="0062715b"/>
    </style:style>
    <style:style style:name="T35" style:family="text">
      <style:text-properties officeooo:rsid="00654fdb"/>
    </style:style>
    <style:style style:name="T36" style:family="text">
      <style:text-properties officeooo:rsid="00781aa5"/>
    </style:style>
    <style:style style:name="T37" style:family="text">
      <style:text-properties officeooo:rsid="007b6390"/>
    </style:style>
    <style:style style:name="T38" style:family="text">
      <style:text-properties officeooo:rsid="002e555f"/>
    </style:style>
    <style:style style:name="T39" style:family="text">
      <style:text-properties fo:color="#000000" loext:opacity="100%"/>
    </style:style>
    <style:style style:name="T40" style:family="text">
      <style:text-properties officeooo:rsid="00794ba6"/>
    </style:style>
    <style:style style:name="T41" style:family="text">
      <style:text-properties officeooo:rsid="006f5608"/>
    </style:style>
    <style:style style:name="T4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1">Nom de la société</text:p>
          </table:table-cell>
          <table:table-cell table:style-name="Tableau2.A1" office:value-type="string">
            <text:p text:style-name="P14"><text:span text:style-name="T32">{entity} </text:span>{mycompany_name}</text:p>
          </table:table-cell>
          <table:table-cell table:style-name="Tableau2.C1" table:number-rows-spanned="3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9">Nom d<text:span text:style-name="T21">u groupement</text:span></text:p>
          </table:table-cell>
          <table:table-cell table:style-name="Tableau2.A2" office:value-type="string">
            <text:p text:style-name="P32"><text:span text:style-name="T29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0">Description</text:p>
          </table:table-cell>
          <table:table-cell table:style-name="Tableau2.A2" office:value-type="string">
            <text:p text:style-name="P32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56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16797617904">
          <table:table-cell table:style-name="Tableau3.A1" office:value-type="string">
            <text:p text:style-name="P62"><text:span text:style-name="T34">S</text:span><text:note text:id="ftn2" text:note-class="footnote"><text:note-citation>2</text:note-citation><text:note-body><text:p text:style-name="P55">Numéro unique désignant <text:span text:style-name="T35">SX pour l’établissement, UTX pour les unités de travail, GPX pour les groupements, RKX pour les risques, RAX pour l’évaluation du risque noté dans la colonne Cot.</text:span></text:p></text:note-body></text:note> <text:span text:style-name="T34">- U</text:span>T <text:span text:style-name="T16">ou</text:span> GP</text:p>
          </table:table-cell>
          <table:table-cell table:style-name="Tableau3.A1" office:value-type="string">
            <text:p text:style-name="P36">Id <text:span text:style-name="T19">RA</text:span></text:p>
          </table:table-cell>
          <table:table-cell table:style-name="Tableau3.A1" office:value-type="string">
            <text:p text:style-name="P36">Cot</text:p>
          </table:table-cell>
          <table:table-cell table:style-name="Tableau3.A1" office:value-type="string">
            <text:p text:style-name="P41">Risques</text:p>
          </table:table-cell>
          <table:table-cell table:style-name="Tableau3.A1" office:value-type="string">
            <text:p text:style-name="P40">Description du risque</text:p>
          </table:table-cell>
          <table:table-cell table:style-name="Tableau3.A1" office:value-type="string">
            <text:p text:style-name="P36">Commentaire <text:span text:style-name="T26">de </text:span>l'<text:span text:style-name="T26">évaluation</text:span></text:p>
          </table:table-cell>
          <table:table-cell table:style-name="Tableau3.G1" office:value-type="string">
            <text:p text:style-name="P54">Plan d’action<text:span text:style-name="T27">s</text:span></text:p>
          </table:table-cell>
        </table:table-row>
        <table:table-row table:style-name="TableLine2116797604944"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3">{nomDanger}</text:p>
            <text:p text:style-name="P44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33"><text:span text:style-name="T33">Actions en </text:span>cours :</text:p>
            <text:p text:style-name="P33"/>
            <text:p text:style-name="P43">{actionPreventionUncompleted}</text:p>
            <text:p text:style-name="P43"/>
            <text:p text:style-name="P33"><text:span text:style-name="T33">Action</text:span><text:span text:style-name="T10">s</text:span><text:span text:style-name="T33"> réalisées </text:span>:</text:p>
            <text:p text:style-name="P60"/>
            <text:p text:style-name="P43"><text:span text:style-name="T28">{actionPreventionCompleted}</text:span>[!-- END row.risk4 --]</text:p>
          </table:table-cell>
        </table:table-row>
        <table:table-row table:style-name="TableLine2116797617328">
          <table:table-cell table:style-name="Tableau3.A3" office:value-type="string">
            <text:p text:style-name="P12">[!-- BEGIN row.risk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3">{nomDanger}</text:p>
            <text:p text:style-name="P44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34"><text:span text:style-name="T33">Actions en </text:span>cours :</text:p>
            <text:p text:style-name="P34"/>
            <text:p text:style-name="P43">{actionPreventionUncompleted}</text:p>
            <text:p text:style-name="P43"/>
            <text:p text:style-name="P34"><text:span text:style-name="T33">Action</text:span><text:span text:style-name="T10">s</text:span><text:span text:style-name="T33"> réalisées </text:span>:</text:p>
            <text:p text:style-name="P61"/>
            <text:p text:style-name="P45"><text:span text:style-name="T28">{actionPreventionCompleted}</text:span>[!-- END row.risk3 --]</text:p>
          </table:table-cell>
        </table:table-row>
        <table:table-row table:style-name="TableLine2116797617616">
          <table:table-cell table:style-name="Tableau3.A4" office:value-type="string">
            <text:p text:style-name="P12">[!-- BEGIN row.risk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3">{nomDanger}</text:p>
            <text:p text:style-name="P44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34"><text:span text:style-name="T33">Actions en </text:span>cours :</text:p>
            <text:p text:style-name="P34"/>
            <text:p text:style-name="P43">{actionPreventionUncompleted}</text:p>
            <text:p text:style-name="P43"/>
            <text:p text:style-name="P34"><text:soft-page-break/><text:span text:style-name="T33">Action</text:span><text:span text:style-name="T10">s</text:span><text:span text:style-name="T33"> réalisées </text:span>:</text:p>
            <text:p text:style-name="P34"/>
            <text:p text:style-name="P45"><text:span text:style-name="T28">{actionPreventionCompleted}</text:span>[!-- END row.risk2 --]</text:p>
          </table:table-cell>
        </table:table-row>
        <table:table-row table:style-name="TableLine2116797621360">
          <table:table-cell table:style-name="Tableau3.A5" office:value-type="string">
            <text:p text:style-name="P12">[!-- BEGIN row.risk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3">{nomDanger}</text:p>
            <text:p text:style-name="P44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34"><text:span text:style-name="T33">Actions en </text:span>cours :</text:p>
            <text:p text:style-name="P34"/>
            <text:p text:style-name="P43">{actionPreventionUncompleted}</text:p>
            <text:p text:style-name="P43"/>
            <text:p text:style-name="P34"><text:span text:style-name="T33">Action</text:span><text:span text:style-name="T10">s</text:span><text:span text:style-name="T33"> réalisées </text:span>:</text:p>
            <text:p text:style-name="P34"/>
            <text:p text:style-name="P45"><text:span text:style-name="T28">{actionPreventionCompleted}</text:span>[!-- END row.risk1 --]</text:p>
          </table:table-cell>
        </table:table-row>
      </table:table>
      <text:p text:style-name="P6"/>
      <text:p text:style-name="P4">Liste des personnes <text:span text:style-name="T20">ci dessous étaient </text:span>présentes lors de l'évaluation, <text:span text:style-name="T20">elles </text:span>ont été impliqués dans la démarche <text:span text:style-name="T11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116797630576">
          <table:table-cell table:style-name="Tableau4.A1" office:value-type="string">
            <text:p text:style-name="P37">S – UT ou GP</text:p>
          </table:table-cell>
          <table:table-cell table:style-name="Tableau4.A1" office:value-type="string">
            <text:p text:style-name="P37">Id. <text:span text:style-name="T36">Eva</text:span><text:note text:id="ftn3" text:note-class="footnote"><text:note-citation>3</text:note-citation><text:note-body><text:p text:style-name="P67">Id.Eva numero d'identification des évaluateurs, S1 – UT ou GP <text:span text:style-name="T37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8">Date <text:span text:style-name="T20">d'entretien</text:span></text:p>
          </table:table-cell>
          <table:table-cell table:style-name="Tableau4.A1" office:value-type="string">
            <text:p text:style-name="P39">Durée entretien</text:p>
          </table:table-cell>
          <table:table-cell table:style-name="Tableau4.A1" office:value-type="string">
            <text:p text:style-name="P35">Nom</text:p>
          </table:table-cell>
          <table:table-cell table:style-name="Tableau4.A1" office:value-type="string">
            <text:p text:style-name="P35">Prénom</text:p>
          </table:table-cell>
          <table:table-cell table:style-name="Tableau4.G1" office:value-type="string">
            <text:p text:style-name="P42">Poste/Fonction</text:p>
          </table:table-cell>
        </table:table-row>
        <table:table-row table:style-name="TableLine2116797620496"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6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3"/>
      <text:p text:style-name="P63">Liste des <text:span text:style-name="T17">signalisations</text:span><text:span text:style-name="T17"><text:note text:id="ftn4" text:note-class="footnote"><text:note-citation>4</text:note-citation><text:note-body><text:p text:style-name="P68">En fonction des réglages cette liste contient les <text:span text:style-name="T40">signalisations</text:span> de l'unité de travail, les <text:span text:style-name="T40">signalisations</text:span> hérité<text:span text:style-name="T40">e</text:span>s, les <text:span text:style-name="T40">signalisations </text:span>partagé<text:span text:style-name="T40">e</text:span>s.</text:p></text:note-body></text:note></text:span><text:span text:style-name="T17"> </text:span>pour <text:span text:style-name="T18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2116797633744">
          <table:table-cell table:style-name="Table1.A1" office:value-type="string">
            <text:p text:style-name="P26">S – UT ou GP</text:p>
          </table:table-cell>
          <table:table-cell table:style-name="Table1.A1" office:value-type="string">
            <text:p text:style-name="P24">Id. Sig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20"><text:span text:style-name="T30">Description </text:span><text:span text:style-name="T31">S</text:span><text:span text:style-name="T30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116797622800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3">{recommandationIcon}</text:p>
            <text:p text:style-name="P48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59"><text:soft-page-break/></text:p>
      <text:p text:style-name="P6">Liste des <text:span text:style-name="T3">accid</text:span><text:span text:style-name="T4">e</text:span><text:span text:style-name="T3">nt</text:span><text:span text:style-name="T5">s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116797634320">
          <table:table-cell table:style-name="Tableau1.A1" office:value-type="string">
            <text:p text:style-name="P50">Id. <text:span text:style-name="T22">AT/MP</text:span></text:p>
          </table:table-cell>
          <table:table-cell table:style-name="Tableau1.A1" office:value-type="string">
            <text:p text:style-name="P51">Nbre jours AT</text:p>
          </table:table-cell>
          <table:table-cell table:style-name="Tableau1.C1" office:value-type="string">
            <text:p text:style-name="P19"><text:span text:style-name="T23">Description </text:span><text:span text:style-name="T24">du presque accident ou accident</text:span></text:p>
          </table:table-cell>
        </table:table-row>
        <table:table-row table:style-name="TableLine2116797635472">
          <table:table-cell table:style-name="Tableau1.A2" office:value-type="string">
            <text:p text:style-name="P46">[!-- BEGIN row.affectedAccident --]{identifiantAccident} - {AccidentName}</text:p>
          </table:table-cell>
          <table:table-cell table:style-name="Tableau1.B2" office:value-type="string">
            <text:p text:style-name="P46">{AccidentWorkStopDays}</text:p>
          </table:table-cell>
          <table:table-cell table:style-name="Tableau1.C2" office:value-type="string">
            <text:p text:style-name="P21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2116797636048">
          <table:table-cell table:style-name="Tableau5.A1" office:value-type="string">
            <text:p text:style-name="P27"><text:span text:style-name="T38">N°</text:span> du ticket</text:p>
          </table:table-cell>
          <table:table-cell table:style-name="Tableau5.A1" office:value-type="string">
            <text:p text:style-name="P28">Tags/catégories</text:p>
          </table:table-cell>
          <table:table-cell table:style-name="Tableau5.A1" office:value-type="string">
            <text:p text:style-name="P28">Date création</text:p>
          </table:table-cell>
          <table:table-cell table:style-name="Tableau5.A1" office:value-type="string">
            <text:p text:style-name="P52">Sujet</text:p>
          </table:table-cell>
          <table:table-cell table:style-name="Tableau5.A1" office:value-type="string">
            <text:p text:style-name="P53">Message initial</text:p>
          </table:table-cell>
          <table:table-cell table:style-name="Tableau5.A1" office:value-type="string">
            <text:p text:style-name="P65">Progression</text:p>
          </table:table-cell>
          <table:table-cell table:style-name="Tableau5.G1" office:value-type="string">
            <text:p text:style-name="P64">État</text:p>
          </table:table-cell>
        </table:table-row>
        <table:table-row table:style-name="Tableau5.2">
          <table:table-cell table:style-name="Tableau5.A2" office:value-type="string">
            <text:p text:style-name="P58">[!-- BEGIN row.tickets --]{refticket}</text:p>
          </table:table-cell>
          <table:table-cell table:style-name="Tableau5.B2" office:value-type="string">
            <text:p text:style-name="P58">{categories}</text:p>
          </table:table-cell>
          <table:table-cell table:style-name="Tableau5.C2" office:value-type="string">
            <text:p text:style-name="P47">{creation_date}</text:p>
          </table:table-cell>
          <table:table-cell table:style-name="Tableau5.D2" office:value-type="string">
            <text:p text:style-name="P47">{subject}</text:p>
          </table:table-cell>
          <table:table-cell table:style-name="Tableau5.E2" office:value-type="string">
            <text:p text:style-name="P49">{message}</text:p>
          </table:table-cell>
          <table:table-cell table:style-name="Tableau5.F2" office:value-type="string">
            <text:p text:style-name="P66">{progress}</text:p>
          </table:table-cell>
          <table:table-cell table:style-name="Tableau5.G2" office:value-type="string">
            <text:p text:style-name="P57"><text:span text:style-name="T25">{status}</text:span> <text:span text:style-name="T42">[!-- END row.tickets --]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bbff1"/>
    </style:style>
    <style:style style:name="MT6" style:family="text">
      <style:text-properties officeooo:rsid="0064bb4a"/>
    </style:style>
    <style:style style:name="MT7" style:family="text">
      <style:text-properties officeooo:rsid="006f560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7</text:span><text:span text:style-name="MT6">.</text:span><text:span text:style-name="MT7">1</text:span><text:span text:style-name="MT4"> - 202</text:span><text:span text:style-name="MT5">30</text:span><text:span text:style-name="MT7">518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6H11M19S</meta:editing-duration>
    <meta:editing-cycles>150</meta:editing-cycles>
    <meta:generator>LibreOffice/7.3.5.2$Windows_X86_64 LibreOffice_project/184fe81b8c8c30d8b5082578aee2fed2ea847c01</meta:generator>
    <dc:date>2023-05-18T18:46:48.605000000</dc:date>
    <meta:document-statistic meta:table-count="6" meta:image-count="1" meta:object-count="0" meta:page-count="3" meta:paragraph-count="112" meta:word-count="379" meta:character-count="3166" meta:non-whitespace-character-count="2907"/>
    <meta:user-defined meta:name="Info 1"/>
    <meta:user-defined meta:name="Info 2"/>
    <meta:user-defined meta:name="Info 3"/>
    <meta:user-defined meta:name="Info 4"/>
  </office:meta>
</office:document-meta>
</file>